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officeooo:rsid="0021ab46" officeooo:paragraph-rsid="000d48a4" style:font-weight-asian="normal" style:font-weight-complex="normal"/>
    </style:style>
    <style:style style:name="P2" style:family="paragraph" style:parent-style-name="Standard">
      <style:paragraph-properties fo:text-align="start" style:justify-single-word="false"/>
      <style:text-properties style:text-underline-style="none" fo:font-weight="bold" officeooo:rsid="001f920f" officeooo:paragraph-rsid="000d48a4" style:font-weight-asian="bold" style:font-weight-complex="bold"/>
    </style:style>
    <style:style style:name="P3" style:family="paragraph" style:parent-style-name="Standard">
      <style:paragraph-properties fo:text-align="start" style:justify-single-word="false"/>
      <style:text-properties style:text-underline-style="none" fo:font-weight="bold" officeooo:rsid="0021ab46" officeooo:paragraph-rsid="000d48a4" style:font-weight-asian="bold" style:font-weight-complex="bold"/>
    </style:style>
    <style:style style:name="P4" style:family="paragraph" style:parent-style-name="Standard">
      <style:paragraph-properties fo:text-align="start" style:justify-single-word="false"/>
      <style:text-properties fo:font-weight="bold" officeooo:rsid="0017732e" officeooo:paragraph-rsid="000d48a4" style:font-weight-asian="bold" style:font-weight-complex="bold"/>
    </style:style>
    <style:style style:name="P5" style:family="paragraph" style:parent-style-name="Standard">
      <style:paragraph-properties fo:text-align="start" style:justify-single-word="false"/>
      <style:text-properties fo:font-weight="bold" officeooo:rsid="0017ab7c" officeooo:paragraph-rsid="000d48a4" style:font-weight-asian="bold" style:font-weight-complex="bold"/>
    </style:style>
    <style:style style:name="P6" style:family="paragraph" style:parent-style-name="Standard">
      <style:paragraph-properties fo:text-align="start" style:justify-single-word="false"/>
      <style:text-properties fo:font-weight="bold" officeooo:rsid="0018b518" officeooo:paragraph-rsid="000d48a4" style:font-weight-asian="bold" style:font-weight-complex="bold"/>
    </style:style>
    <style:style style:name="P7" style:family="paragraph" style:parent-style-name="Standard">
      <style:paragraph-properties fo:text-align="start" style:justify-single-word="false"/>
      <style:text-properties fo:font-weight="bold" officeooo:rsid="00193933" officeooo:paragraph-rsid="000d48a4" style:font-weight-asian="bold" style:font-weight-complex="bold"/>
    </style:style>
    <style:style style:name="P8" style:family="paragraph" style:parent-style-name="Standard">
      <style:paragraph-properties fo:text-align="start" style:justify-single-word="false"/>
      <style:text-properties fo:font-weight="bold" officeooo:rsid="001a0415" officeooo:paragraph-rsid="000d48a4" style:font-weight-asian="bold" style:font-weight-complex="bold"/>
    </style:style>
    <style:style style:name="P9" style:family="paragraph" style:parent-style-name="Standard">
      <style:paragraph-properties fo:text-align="start" style:justify-single-word="false"/>
      <style:text-properties fo:font-weight="bold" officeooo:rsid="001bc357" officeooo:paragraph-rsid="000d48a4" style:font-weight-asian="bold" style:font-weight-complex="bold"/>
    </style:style>
    <style:style style:name="P10" style:family="paragraph" style:parent-style-name="Standard">
      <style:paragraph-properties fo:text-align="start" style:justify-single-word="false"/>
      <style:text-properties fo:font-weight="bold" officeooo:rsid="001ceff7" officeooo:paragraph-rsid="000d48a4" style:font-weight-asian="bold" style:font-weight-complex="bold"/>
    </style:style>
    <style:style style:name="P11" style:family="paragraph" style:parent-style-name="Standard">
      <style:paragraph-properties fo:text-align="center" style:justify-single-word="false"/>
      <style:text-properties fo:font-weight="bold" officeooo:rsid="000d48a4" officeooo:paragraph-rsid="000d48a4"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5b98e" style:font-weight-asian="normal" style:font-weight-complex="normal"/>
    </style:style>
    <style:style style:name="T3" style:family="text">
      <style:text-properties fo:font-weight="normal" officeooo:rsid="0017ab7c" style:font-weight-asian="normal" style:font-weight-complex="normal"/>
    </style:style>
    <style:style style:name="T4" style:family="text">
      <style:text-properties fo:font-weight="normal" officeooo:rsid="0018b518" style:font-weight-asian="normal" style:font-weight-complex="normal"/>
    </style:style>
    <style:style style:name="T5" style:family="text">
      <style:text-properties fo:font-weight="normal" officeooo:rsid="00193933" style:font-weight-asian="normal" style:font-weight-complex="normal"/>
    </style:style>
    <style:style style:name="T6" style:family="text">
      <style:text-properties fo:font-weight="normal" officeooo:rsid="001c07e8" style:font-weight-asian="normal" style:font-weight-complex="normal"/>
    </style:style>
    <style:style style:name="T7" style:family="text">
      <style:text-properties fo:font-weight="normal" officeooo:rsid="001ea3a3" style:font-weight-asian="normal" style:font-weight-complex="normal"/>
    </style:style>
    <style:style style:name="T8" style:family="text">
      <style:text-properties fo:font-weight="normal" officeooo:rsid="00203522" style:font-weight-asian="normal" style:font-weight-complex="normal"/>
    </style:style>
    <style:style style:name="T9" style:family="text">
      <style:text-properties officeooo:rsid="001ea3a3"/>
    </style:style>
    <style:style style:name="T10"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SSIGNMENT</text:p>
      <text:p text:style-name="P4"/>
      <text:p text:style-name="P4">MIDTERM</text:p>
      <text:p text:style-name="P4"><text:line-break/>Q1. Integer y = 10 , String s = “sggs”</text:p>
      <text:p text:style-name="P4"/>
      <text:p text:style-name="P4">a) Integer.rotateLeft(y,3)</text:p>
      <text:p text:style-name="P4">=&gt;<text:span text:style-name="T2"> </text:span><text:span text:style-name="T1">80 </text:span></text:p>
      <text:p text:style-name="P4"><text:span text:style-name="T1"><text:tab/></text:span><text:span text:style-name="T3">Convert given value into binary,</text:span></text:p>
      <text:p text:style-name="P4"><text:span text:style-name="T3"><text:tab/>10 = 1010</text:span></text:p>
      <text:p text:style-name="P4"><text:span text:style-name="T3"><text:tab/>Write in 8 bit as 0000 1010 </text:span></text:p>
      <text:p text:style-name="P4"><text:span text:style-name="T3"><text:tab/>rotate first time = 0001 0100</text:span></text:p>
      <text:p text:style-name="P4"><text:span text:style-name="T3"><text:tab/>rotate second time = 0010 1000</text:span></text:p>
      <text:p text:style-name="P4"><text:span text:style-name="T3"><text:tab/>rotate third time = 0101 0000</text:span></text:p>
      <text:p text:style-name="P5"><text:span text:style-name="T1"><text:tab/>0101 0000 =&gt; 80</text:span></text:p>
      <text:p text:style-name="P5"><text:span text:style-name="T1"/></text:p>
      <text:p text:style-name="P5">b) s == (String) “sggs”</text:p>
      <text:p text:style-name="P5">=&gt; <text:span text:style-name="T1">true</text:span></text:p>
      <text:p text:style-name="P5"><text:span text:style-name="T1"><text:tab/>As the s contains “sggs” and on the right side we are assigning “sggs” to String type. So both will point to same object.</text:span></text:p>
      <text:p text:style-name="P5"><text:span text:style-name="T1"/></text:p>
      <text:p text:style-name="P5">c) y + (y=17)</text:p>
      <text:p text:style-name="P5"><text:span text:style-name="T1">=&gt;</text:span> 27</text:p>
      <text:p text:style-name="P5"><text:tab/><text:span text:style-name="T1">y contains 10 and while performing operations we are assigning 17 to y and adding so it will add 10 + 17 and result will be 27.</text:span></text:p>
      <text:p text:style-name="P5"><text:span text:style-name="T1"/></text:p>
      <text:p text:style-name="P5">d)y = Integer(25)</text:p>
      <text:p text:style-name="P5"><text:span text:style-name="T1">=&gt; Error will occur as cannot find symbol.Cause </text:span><text:span text:style-name="T4">Integer is a wrapper class for the primitive data type int.</text:span></text:p>
      <text:p text:style-name="P6"><text:span text:style-name="T4"/></text:p>
      <text:p text:style-name="P6">e) (short )9042024</text:p>
      <text:p text:style-name="P6">=&gt; -1944</text:p>
      <text:p text:style-name="P6"><text:tab/><text:span text:style-name="T1">The compiler will convert given value into short . </text:span><text:span text:style-name="T5">If the value is greater than the range of short type then stackoverflow is used. Here the same happen and we get the negative value.</text:span></text:p>
      <text:p text:style-name="P6"><text:span text:style-name="T5"/></text:p>
      <text:p text:style-name="P7">Q2.</text:p>
      <text:p text:style-name="P7">a)error: Could not find or load main class Sample</text:p>
      <text:p text:style-name="P7">=&gt; <text:span text:style-name="T1"><text:s/>If there is none of the class name Sample then this efrror will cause.</text:span></text:p>
      <text:p text:style-name="P7"><text:span text:style-name="T1">Eg:-</text:span></text:p>
      <text:p text:style-name="P7"><text:span text:style-name="T1"><text:tab/>class XYZ</text:span></text:p>
      <text:p text:style-name="P7"><text:span text:style-name="T1"><text:tab/>{</text:span></text:p>
      <text:p text:style-name="P7"><text:span text:style-name="T1"><text:tab/><text:tab/>public static void main(String args[])</text:span></text:p>
      <text:p text:style-name="P7"><text:span text:style-name="T1"><text:tab/><text:tab/>{</text:span></text:p>
      <text:p text:style-name="P7"><text:span text:style-name="T1"><text:tab/><text:tab/><text:tab/>System.out.println(“SGGS”);</text:span></text:p>
      <text:p text:style-name="P7"><text:span text:style-name="T1"><text:tab/><text:tab/>}</text:span></text:p>
      <text:p text:style-name="P7"><text:span text:style-name="T1"><text:tab/>}</text:span></text:p>
      <text:p text:style-name="P7"><text:span text:style-name="T1"/></text:p>
      <text:p text:style-name="P8">b)midterm.java:3: error: unclosed string literal</text:p>
      <text:p text:style-name="P8">=&gt; <text:span text:style-name="T1">If we doesnt close String while declaring then unclosed String literal error will cause</text:span></text:p>
      <text:p text:style-name="P8"><text:span text:style-name="T1">Eg:-<text:tab/></text:span></text:p>
      <text:p text:style-name="P8"><text:span text:style-name="T1"><text:tab/>class Sample</text:span></text:p>
      <text:p text:style-name="P8"><text:span text:style-name="T1"><text:tab/>{</text:span></text:p>
      <text:p text:style-name="P8"><text:soft-page-break/><text:span text:style-name="T1"><text:tab/><text:tab/>public static void main(String args[])</text:span></text:p>
      <text:p text:style-name="P8"><text:span text:style-name="T1"><text:tab/><text:tab/>{</text:span></text:p>
      <text:p text:style-name="P8"><text:span text:style-name="T1"><text:tab/><text:tab/><text:tab/>String str = “xyz ;</text:span></text:p>
      <text:p text:style-name="P8"><text:span text:style-name="T1"><text:tab/><text:tab/>}</text:span></text:p>
      <text:p text:style-name="P8"><text:span text:style-name="T1"><text:tab/>}</text:span></text:p>
      <text:p text:style-name="P8"><text:span text:style-name="T1"/></text:p>
      <text:p text:style-name="P9">c) midterm.java:5:error: array required , but String found</text:p>
      <text:p text:style-name="P9">=&gt; <text:span text:style-name="T1">When we are trying to treat String as an array but it is not array so this error will occur.</text:span></text:p>
      <text:p text:style-name="P9"><text:span text:style-name="T1">Eg:-</text:span></text:p>
      <text:p text:style-name="P9"><text:span text:style-name="T1"><text:tab/>class Main</text:span></text:p>
      <text:p text:style-name="P9"><text:span text:style-name="T1"><text:tab/>{</text:span></text:p>
      <text:p text:style-name="P9"><text:span text:style-name="T1"><text:tab/><text:tab/>public static void main(String args[])</text:span></text:p>
      <text:p text:style-name="P9"><text:span text:style-name="T1"><text:tab/><text:tab/>{</text:span></text:p>
      <text:p text:style-name="P9"><text:span text:style-name="T1"><text:tab/><text:tab/><text:tab/>String str = "Hello";</text:span></text:p>
      <text:p text:style-name="P9"><text:span text:style-name="T1"><text:tab/><text:tab/><text:tab/>char ch = str[0]; // Incorrect usage, treating string as array</text:span></text:p>
      <text:p text:style-name="P9"><text:span text:style-name="T1"><text:tab/><text:tab/>}</text:span></text:p>
      <text:p text:style-name="P9"><text:span text:style-name="T1"><text:tab/>}</text:span></text:p>
      <text:p text:style-name="P9"/>
      <text:p text:style-name="P9"/>
      <text:p text:style-name="P9">Q3.run java code like c code</text:p>
      <text:p text:style-name="P9">=&gt; <text:span text:style-name="T1">Without creating class</text:span> <text:span text:style-name="T1">we can compile </text:span><text:span text:style-name="T6">java code in the new version of jdk.</text:span></text:p>
      <text:p text:style-name="P9"><text:span text:style-name="T6"><text:tab/>Command :- javac –release 21 –enable-preview Sample.java</text:span></text:p>
      <text:p text:style-name="P9"><text:span text:style-name="T6"><text:tab/></text:span></text:p>
      <text:p text:style-name="P9"><text:span text:style-name="T6"><text:tab/>Sample.java</text:span></text:p>
      <text:p text:style-name="P9"><text:span text:style-name="T6"><text:tab/>public static void main(String args[])</text:span></text:p>
      <text:p text:style-name="P9"><text:span text:style-name="T6"><text:tab/>{</text:span></text:p>
      <text:p text:style-name="P9"><text:span text:style-name="T6"><text:tab/><text:tab/>System.out.println("hii");</text:span></text:p>
      <text:p text:style-name="P9"><text:span text:style-name="T6"><text:tab/>}</text:span></text:p>
      <text:p text:style-name="P9"><text:span text:style-name="T6"><text:tab/></text:span></text:p>
      <text:p text:style-name="P10"><text:span text:style-name="T6"><text:tab/></text:span><text:span text:style-name="T1">This command will automatically create class file same as the name of java file . </text:span></text:p>
      <text:p text:style-name="P10"><text:span text:style-name="T1"/></text:p>
      <text:p text:style-name="P10">Q4. </text:p>
      <text:p text:style-name="P10">a) <text:span text:style-name="T1">error :- recursive constructor invocation error will occur</text:span></text:p>
      <text:p text:style-name="P10"><text:span text:style-name="T1"><text:tab/>In the main function , we have created one object of MidTerm class which will call the default constructor present in the class. This constructor contains this keyword which is calling parametrinzed constructor. Then the parameterized constrctor again contains this keyword which will call to default constructor.</text:span></text:p>
      <text:p text:style-name="P10"><text:span text:style-name="T1"/></text:p>
      <text:p text:style-name="P10">b)<text:span text:style-name="T1"> Output :- Examination : Mid</text:span></text:p>
      <text:p text:style-name="P10"><text:span text:style-name="T1"><text:tab/>As the exam variable contains “Mid” value which is of type String . Then we are trying to do exam.concat which will not change the original value of exam because it is of type String. Sring is of type immutable data type.</text:span></text:p>
      <text:p text:style-name="P10"><text:span text:style-name="T1"/></text:p>
      <text:p text:style-name="P10"><text:span text:style-name="T9">c)</text:span><text:span text:style-name="T7"> The given program compiled successfully but at the time of execution it will cause StackOverflow Exception. Outside the class the we are trying to create object of Question4 which will cause exception of StackOverflow as recursive loop is executing. Craetin instance inside the main method will assign memory to the variable and member function by the new keyword only one time.</text:span></text:p>
      <text:p text:style-name="P10"><text:span text:style-name="T7"/></text:p>
      <text:p text:style-name="P2">d)</text:p>
      <text:p text:style-name="P2"><text:tab/><text:span text:style-name="T1">Static Block 1 : EXAM</text:span></text:p>
      <text:p text:style-name="P2"><text:span text:style-name="T1"><text:tab/>Static Block 2 : EXAM</text:span></text:p>
      <text:p text:style-name="P2"><text:soft-page-break/><text:span text:style-name="T1"><text:tab/>Static Block 1 : </text:span><text:span text:style-name="T8">MIDTERM</text:span></text:p>
      <text:p text:style-name="P2"><text:span text:style-name="T1"><text:tab/>Static Block 2 : </text:span><text:span text:style-name="T8">MIDTERM</text:span></text:p>
      <text:p text:style-name="P2"><text:span text:style-name="T1"><text:tab/></text:span><text:span text:style-name="T8">Welcome To MidTerm Examination<text:line-break/><text:tab/>Init Block : EXAM</text:span></text:p>
      <text:p text:style-name="P2"><text:span text:style-name="T8"><text:tab/>EXAM Constructor</text:span></text:p>
      <text:p text:style-name="P2"><text:span text:style-name="T8"><text:tab/>Init Block : EXAM</text:span></text:p>
      <text:p text:style-name="P2"><text:span text:style-name="T8"><text:tab/>Init Block : MIDTERM</text:span></text:p>
      <text:p text:style-name="P2"><text:span text:style-name="T8"><text:tab/>EXAM Constructor</text:span></text:p>
      <text:p text:style-name="P2"><text:span text:style-name="T8"><text:tab/>MIDTERM Constructor</text:span></text:p>
      <text:p text:style-name="P2"><text:span text:style-name="T8"><text:tab/>MidTerm</text:span></text:p>
      <text:p text:style-name="P2"><text:span text:style-name="T8"/></text:p>
      <text:p text:style-name="P3"/>
      <text:p text:style-name="P3">Q5.</text:p>
      <text:p text:style-name="P1"><text:tab/>There will <text:span text:style-name="T10">three</text:span> String objects created at the runtime. Beacause </text:p>
      <text:p text:style-name="P1"><text:tab/><text:tab/>str1 ==&gt; “Mid”</text:p>
      <text:p text:style-name="P1"><text:tab/><text:tab/>str2 ==&gt; new String(“Term”)</text:p>
      <text:p text:style-name="P1"><text:tab/><text:tab/>str3 ==&gt; new String(“Term”)</text:p>
      <text:p text:style-name="P1"/>
      <text:p text:style-name="P1"><text:tab/>Then str3 has the same value as of str1 therefore str3 will point to str1.</text:p>
      <text:p text:style-name="P1"><text:tab/>Str4 contains str 2 , thus it directly pointing to str2 value.</text:p>
      <text:p text:style-name="P1"><text:tab/>As we are creating object of String using new operator thus it will assign separate memory for str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8T22:44:22.647023095</meta:creation-date>
    <dc:date>2024-03-18T22:45:03.491497227</dc:date>
    <meta:editing-duration>PT41S</meta:editing-duration>
    <meta:editing-cycles>1</meta:editing-cycles>
    <meta:document-statistic meta:table-count="0" meta:image-count="0" meta:object-count="0" meta:page-count="3" meta:paragraph-count="92" meta:word-count="639" meta:character-count="3625" meta:non-whitespace-character-count="2985"/>
    <meta:generator>LibreOffice/7.3.7.2$Linux_X86_64 LibreOffice_project/30$Build-2</meta:generator>
  </office:meta>
</office:document-meta>
</file>